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A continuación te muestro cómo adaptaría la voz narrativa siguiendo ese estilo que propones: una voz épica y espiritual que relata acontecimientos de un pasado remoto, conectados temáticamente con la sección del laboratorio, sin hablar directamente al lector.</text:p>
      <text:p text:style-name="Text_20_body">Tomaré como ejemplo el tema de las <text:span text:style-name="Emphasis">memorias no modificables</text:span>, como podría aparecer en la sección del capítulo sobre el ADN:</text:p>
      <text:p text:style-name="Horizontal_20_Line"/>
      <text:h text:style-name="Heading_20_3" text:outline-level="3">✦ Voz narrativa (Estilo: relato épico de un pasado remoto)</text:h>
      <text:p text:style-name="Quotations">En los albores del tiempo, cuando el universo aún aprendía a nombrar sus leyes, los Primeros dejaron huellas indelebles sobre la piedra del ser.</text:p>
      <text:p text:style-name="Quotations">No escribieron con tinta ni hablaron con lenguas de carne; su mensaje quedó encerrado en los signos profundos de la vida, codificado en hilos sagrados que ningún viento podía borrar.</text:p>
      <text:p text:style-name="Quotations">Estas eran las memorias del origen: inalterables, silenciosas, persistentes como la luz que viaja sin destino.</text:p>
      <text:p text:style-name="Quotations">Cada forma viviente que emergía en el mundo llevaba dentro una parte de ese canto primero, una página de ese libro sin autor, que se replicaba sin error, generación tras generación.</text:p>
      <text:p text:style-name="Quotations">Y fue así como la memoria se hizo cuerpo, y el conocimiento se volvió herencia.</text:p>
      <text:p text:style-name="Quotations">Lo que no podía cambiarse fue preservado, para que el tiempo no lo devorara.</text:p>
      <text:p text:style-name="Quotations">Así lo quisieron los antiguos, y así lo ha querido la vida desde entonces.</text:p>
      <text:p text:style-name="Horizontal_20_Line"/>
      <text:p text:style-name="Text_20_body">Este texto sirve como apertura. Su función es evocar el misterio y la profundidad del concepto técnico (la memoria de solo lectura), relacionándolo con un tiempo mítico y con un propósito trascendental. No explica, no enseña directamente, pero <text:span text:style-name="Strong_20_Emphasis">prepara el espíritu del lector</text:span> para lo que vendrá en el laboratorio técnico, dando una resonancia emocional y filosófica al contenido.</text:p>
      <text:p text:style-name="Text_20_body">Si lo deseas, puedo mostrar también un <text:span text:style-name="Strong_20_Emphasis">cierre en el mismo tono</text:span>, para enmarcar la sección completa. ¿Quieres que lo haga?</text:p>
      <text:p text:style-name="Standard"/>
      <text:p text:style-name="Standard"/>
      <text:p text:style-name="Horizontal_20_Line"/>
      <text:p text:style-name="Text_20_body"/>
      <text:p text:style-name="Text_20_body">Perfecto. Aquí tienes el <text:span text:style-name="Strong_20_Emphasis">cierre</text:span> de la sección, en el mismo tono narrativo épico, espiritual y evocador. Este fragmento puede situarse al final de la sección sobre <text:span text:style-name="Emphasis">memorias no modificables</text:span>, funcionando como conclusión poética del concepto:</text:p>
      <text:p text:style-name="Horizontal_20_Line"><text:soft-page-break/></text:p>
      <text:h text:style-name="Heading_20_3" text:outline-level="3">✦ Cierre narrativo (Estilo: relato mítico)</text:h>
      <text:p text:style-name="Quotations">Y cuando las edades se hicieron polvo,<text:line-break/>cuando las ciudades se perdieron bajo las raíces del bosque,<text:line-break/>aún permanecía aquello que había sido sellado en el principio.</text:p>
      <text:p text:style-name="Quotations">Porque la memoria verdadera no necesita guardianes,<text:line-break/>ni torres, ni libros abiertos al viento.</text:p>
      <text:p text:style-name="Quotations">Ella duerme en la sangre y en la semilla,<text:line-break/>callada, intacta, aguardando el momento en que deba ser despertada.</text:p>
      <text:p text:style-name="Quotations">Y los que sepan escuchar, oír más allá del ruido de los días,<text:line-break/>podrán encontrar en sí mismos la voz de los que fueron.</text:p>
      <text:p text:style-name="Quotations">Pues el pasado no está muerto,<text:line-break/>sólo espera que alguien lo recuerde.</text:p>
      <text:p text:style-name="Horizontal_20_Line"/>
      <text:p text:style-name="Text_20_body">Este estilo busca transmitir la idea de que el conocimiento esencial —preservado en estructuras como el ADN— no es un simple dato, sino una <text:span text:style-name="Strong_20_Emphasis">voz ancestral</text:span>, una presencia viva en lo profundo del tiempo, siempre disponible para quien se atreva a buscarla.</text:p>
      <text:p text:style-name="Text_20_body">¿Te gustaría que lo integre en la estructura completa de la sección? ¿O quieres que trabajemos otra parte con esta voz narrativa?</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9T17:21:50.109000000</meta:creation-date>
    <dc:date>2025-07-29T17:24:30.153000000</dc:date>
    <meta:editing-duration>PT2M40S</meta:editing-duration>
    <meta:editing-cycles>1</meta:editing-cycles>
    <meta:document-statistic meta:table-count="0" meta:image-count="0" meta:object-count="0" meta:page-count="2" meta:paragraph-count="21" meta:word-count="496" meta:character-count="3001" meta:non-whitespace-character-count="2526"/>
    <meta:generator>LibreOffice/7.3.5.2$Windows_X86_64 LibreOffice_project/184fe81b8c8c30d8b5082578aee2fed2ea847c01</meta:generator>
  </office:meta>
</office:document-meta>
</file>